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03cm" fo:min-width="7.755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3.877cm" fo:min-width="1.987cm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977cm" fo:min-width="1.099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301cm" fo:min-width="1.099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677cm" fo:min-width="1.099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1.299cm" fo:min-width="2.037cm"/>
      <style:paragraph-properties style:writing-mode="lr-tb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682cm" fo:min-width="4.199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1.3cm" fo:min-width="2.037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147cm" fo:min-width="7.247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8.009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2.866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2.802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469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74cm" fo:min-width="3.183cm"/>
      <style:paragraph-properties style:writing-mode="lr-tb"/>
    </style:style>
    <style:style style:name="gr15" style:family="graphic" style:parent-style-name="objectwithoutfill">
      <style:graphic-properties draw:stroke="dash" draw:stroke-dash="Double_20_Dash" draw:marker-end="Linienspitzen_20_3" draw:marker-end-width="0.3cm" draw:fill="none" draw:textarea-vertical-align="middle"/>
    </style:style>
    <style:style style:name="gr16" style:family="graphic" style:parent-style-name="objectwithoutfill">
      <style:graphic-properties draw:marker-end="Circle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Long_20_Dash" draw:marker-end="Linienspitzen_20_4" draw:marker-end-width="0.3cm" draw:fill="none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85cm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10.168cm"/>
      <style:paragraph-properties style:writing-mode="lr-tb"/>
    </style:style>
    <style:style style:name="gr20" style:family="graphic" style:parent-style-name="objectwithoutfill">
      <style:graphic-properties draw:stroke="dash" draw:stroke-dash="Double_20_Dash" draw:marker-end="Linienspitzen_20_4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Linienspitzen_20_4" draw:marker-end-width="0.3cm" draw:fill="none" draw:textarea-vertical-align="middle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5.85cm"/>
      <style:paragraph-properties style:writing-mode="lr-tb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385cm" fo:min-width="5.85cm"/>
      <style:paragraph-properties style:writing-mode="lr-tb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5.85cm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10.168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98cm" fo:min-width="10.168cm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3.052cm" fo:min-width="7.247cm"/>
      <style:paragraph-properties style:writing-mode="lr-tb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401cm" fo:min-width="7.247cm"/>
      <style:paragraph-properties style:writing-mode="lr-tb"/>
    </style:style>
    <style:style style:name="gr29" style:family="graphic" style:parent-style-name="objectwithoutfill">
      <style:graphic-properties draw:stroke="dash" draw:stroke-dash="Double_20_Dash" draw:marker-end="Linienspitzen_20_4" draw:marker-end-width="0.3cm" draw:fill="none" draw:textarea-vertical-align="top"/>
      <style:paragraph-properties style:writing-mode="lr-tb"/>
    </style:style>
    <style:style style:name="gr30" style:family="graphic" style:parent-style-name="objectwithoutfill">
      <style:graphic-properties draw:marker-end="Circle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Linienspitzen_20_4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8.009cm"/>
      <style:paragraph-properties style:writing-mode="lr-tb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8.009cm"/>
      <style:paragraph-properties style:writing-mode="lr-tb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98cm" fo:min-width="8.009cm"/>
      <style:paragraph-properties style:writing-mode="lr-tb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8.136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8.136cm"/>
      <style:paragraph-properties style:writing-mode="lr-tb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8.136cm"/>
      <style:paragraph-properties style:writing-mode="lr-tb"/>
    </style:style>
    <style:style style:name="gr38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03cm" fo:min-width="5.469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="none" draw:fill-color="#000000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ffff" draw:opacity="100%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0000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solid"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start"/>
      <style:text-properties fo:font-size="11pt" style:font-size-asian="11pt" style:font-size-complex="11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measurelines" svg:width="8.255cm" svg:height="4.953cm" svg:x="9.636cm" svg:y="3.921cm">
          <text:p text:style-name="P1"><text:span text:style-name="T1">cls_Grid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2.487cm" svg:height="4.127cm" svg:x="15.141cm" svg:y="4.522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2.487cm" svg:height="4.127cm" svg:x="9.902cm" svg:y="4.522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2.487cm" svg:height="4.127cm" svg:x="12.477cm" svg:y="4.522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1.599cm" svg:height="3.227cm" svg:x="12.921cm" svg:y="5.347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measurelines" svg:width="1.599cm" svg:height="2.551cm" svg:x="15.674cm" svg:y="6.023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1.599cm" svg:height="2.927cm" svg:x="10.346cm" svg:y="5.647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6" draw:text-style-name="P3" draw:layer="measurelines" svg:width="2.537cm" svg:height="1.549cm" svg:x="12.101cm" svg:y="22.971cm">
            <text:p text:style-name="P1"><text:span text:style-name="T1">cls_valu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controls" svg:width="4.699cm" svg:height="2.932cm" svg:x="10.652cm" svg:y="22.198cm">
            <text:p text:style-name="P1"><text:span text:style-name="T1">cls_valu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controls" svg:width="2.537cm" svg:height="1.55cm" svg:x="12.267cm" svg:y="23.08cm">
            <text:p text:style-name="P1"><text:span text:style-name="T1">cls_valu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controls" svg:width="2.537cm" svg:height="1.549cm" svg:x="12.433cm" svg:y="23.2cm">
            <text:p text:style-name="P1"><text:span text:style-name="T1">cls_value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5" xml:id="id3" draw:id="id3" draw:layer="layout" svg:width="7.747cm" svg:height="1.397cm" svg:x="20.558cm" svg:y="11.795cm">
          <draw:glue-point draw:id="4" svg:x="-5cm" svg:y="-2.187cm" draw:escape-direction="left"/>
          <draw:glue-point draw:id="5" svg:x="-4.999cm" svg:y="3.185cm" draw:escape-direction="left"/>
          <text:p text:style-name="P4"><text:span text:style-name="T2">SortControl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7" draw:id="id7" draw:layer="layout" svg:width="8.509cm" svg:height="1.143cm" svg:x="30.591cm" svg:y="11.922cm">
          <text:p text:style-name="P6"><text:span text:style-name="T1">&lt;&lt;INTERFACE&gt;&gt;</text:span><text:span text:style-name="T1"><text:line-break/></text:span><text:span text:style-name="T2">SortAlgorythmInter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1" draw:id="id11" draw:layer="layout" svg:width="3.366cm" svg:height="1.143cm" svg:x="34.782cm" svg:y="24.749cm">
          <text:p text:style-name="P8"><text:span text:style-name="T2">BinarySearch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2" draw:id="id12" draw:layer="layout" svg:width="3.302cm" svg:height="1.143cm" svg:x="31.353cm" svg:y="24.749cm">
          <text:p text:style-name="P8"><text:span text:style-name="T2">BubbleSearch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" draw:id="id1" draw:layer="layout" svg:width="5.969cm" svg:height="1.143cm" svg:x="31.734cm" svg:y="22.463cm">
          <text:p text:style-name="P8"><text:span text:style-name="T2">SortAlg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3" draw:id="id13" draw:layer="layout" svg:width="3.683cm" svg:height="1.524cm" svg:x="19.034cm" svg:y="3.413cm">
          <text:p text:style-name="P8"><text:span text:style-name="T2">SortControllerUI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34.718cm" svg:y1="22.463cm" svg:x2="34.845cm" svg:y2="18.653cm" draw:start-shape="id1" draw:start-glue-point="0" draw:end-shape="id2" draw:end-glue-point="2" svg:d="M34718 22463v-1905h127v-1905" svg:viewBox="0 0 128 3811">
          <text:p/>
        </draw:connector>
        <draw:connector draw:style-name="gr16" draw:text-style-name="P10" draw:layer="layout" svg:x1="20.558cm" svg:y1="12.493cm" svg:x2="17.129cm" svg:y2="15.287cm" draw:start-shape="id3" draw:start-glue-point="3" draw:end-shape="id4" draw:end-glue-point="1" svg:d="M20558 12493h-1715v2794h-1714" svg:viewBox="0 0 3430 2795">
          <text:p/>
        </draw:connector>
        <draw:connector draw:style-name="gr17" draw:text-style-name="P10" draw:layer="layout" svg:x1="13.763cm" svg:y1="8.874cm" svg:x2="13.954cm" svg:y2="10.271cm" draw:start-shape="id5" draw:start-glue-point="2" draw:end-shape="id6" draw:end-glue-point="0" svg:d="M13763 8874v698h191v699" svg:viewBox="0 0 192 1398">
          <text:p/>
        </draw:connector>
        <draw:custom-shape draw:style-name="gr18" draw:text-style-name="P7" xml:id="id6" draw:id="id6" draw:layer="layout" svg:width="6.35cm" svg:height="1.143cm" svg:x="10.779cm" svg:y="10.271cm">
          <text:p text:style-name="P6"><text:span text:style-name="T1">&lt;&lt;INTERFACE&gt;&gt;</text:span></text:p>
          <text:p text:style-name="P6"><text:span text:style-name="T2">ValueViewInterface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20.558cm" svg:y1="12.188cm" svg:x2="17.129cm" svg:y2="10.842cm" draw:start-shape="id3" draw:start-glue-point="4" draw:end-shape="id6" draw:end-glue-point="1" svg:d="M20558 12188h-1715v-1346h-1714" svg:viewBox="0 0 3430 1347">
          <text:p/>
        </draw:connector>
        <draw:connector draw:style-name="gr16" draw:text-style-name="P10" draw:layer="layout" svg:x1="28.305cm" svg:y1="12.493cm" svg:x2="30.591cm" svg:y2="12.493cm" draw:start-shape="id3" draw:start-glue-point="1" draw:end-shape="id7" draw:end-glue-point="3" svg:d="M28305 12493h2286" svg:viewBox="0 0 2287 1">
          <text:p/>
        </draw:connector>
        <draw:custom-shape draw:style-name="gr19" draw:text-style-name="P7" xml:id="id14" draw:id="id14" draw:layer="layout" svg:width="10.668cm" svg:height="1.143cm" svg:x="20.177cm" svg:y="5.318cm">
          <text:p text:style-name="P6"><text:span text:style-name="T1">&lt;&lt;INTERFACE&gt;&gt;</text:span></text:p>
          <text:p text:style-name="P6"><text:span text:style-name="T2">SortControllerUserInterface</text:span></text:p>
          <draw:enhanced-geometry svg:viewBox="0 0 21600 21600" draw:type="rectangle" draw:enhanced-path="M 0 0 L 21600 0 21600 21600 0 21600 0 0 Z N"/>
        </draw:custom-shape>
        <draw:connector draw:style-name="gr20" draw:text-style-name="P11" draw:layer="layout" svg:x1="24.431cm" svg:y1="11.795cm" svg:x2="25.511cm" svg:y2="10.271cm" draw:start-shape="id3" draw:start-glue-point="0" draw:end-shape="id8" draw:end-glue-point="2" svg:d="M24431 11795v-762h1080v-762" svg:viewBox="0 0 1081 1525">
          <text:p text:style-name="P18"><text:span text:style-name="T5"/></text:p>
        </draw:connector>
        <draw:custom-shape draw:style-name="gr18" draw:text-style-name="P7" xml:id="id10" draw:id="id10" draw:layer="layout" svg:width="6.35cm" svg:height="1.143cm" svg:x="10.652cm" svg:y="19.034cm">
          <text:p text:style-name="P6"><text:span text:style-name="T1">&lt;&lt;INTERFACE&gt;&gt;</text:span></text:p>
          <text:p text:style-name="P6"><text:span text:style-name="T2">SortValues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10" draw:layer="layout" svg:x1="10.652cm" svg:y1="23.664cm" svg:x2="10.652cm" svg:y2="19.605cm" draw:start-shape="id9" draw:start-glue-point="3" draw:end-shape="id10" draw:end-glue-point="3" svg:d="M10652 23664h-502v-4059h502" svg:viewBox="0 0 503 4060">
          <text:p/>
        </draw:connector>
        <draw:connector draw:style-name="gr21" draw:text-style-name="P10" draw:layer="layout" svg:x1="36.465cm" svg:y1="24.749cm" svg:x2="34.718cm" svg:y2="23.606cm" draw:start-shape="id11" draw:start-glue-point="0" draw:end-shape="id1" draw:end-glue-point="2" svg:d="M36465 24749v-572h-1747v-571" svg:viewBox="0 0 1748 1144">
          <text:p/>
        </draw:connector>
        <draw:connector draw:style-name="gr21" draw:text-style-name="P10" draw:layer="layout" svg:x1="33.004cm" svg:y1="24.749cm" svg:x2="34.718cm" svg:y2="23.606cm" draw:start-shape="id12" draw:start-glue-point="0" draw:end-shape="id1" draw:end-glue-point="2" svg:d="M33004 24749v-572h1714v-571" svg:viewBox="0 0 1715 1144">
          <text:p/>
        </draw:connector>
        <draw:custom-shape draw:style-name="gr22" draw:text-style-name="P13" draw:layer="layout" svg:width="6.35cm" svg:height="0.762cm" svg:x="10.652cm" svg:y="20.177cm">
          <text:p text:style-name="P12"><text:span text:style-name="T3">+ Values[]:Integ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6.35cm" svg:height="0.635cm" svg:x="10.652cm" svg:y="20.9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6.35cm" svg:height="0.762cm" svg:x="10.779cm" svg:y="11.4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6.35cm" svg:height="1.778cm" svg:x="10.779cm" svg:y="12.176cm">
          <text:p text:style-name="P12"><text:span text:style-name="T3">+ ShowValues(Values[]:Integer)</text:span><text:span text:style-name="T3"><text:line-break/></text:span><text:span text:style-name="T3">+ ResetView()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10.668cm" svg:height="0.762cm" svg:x="20.177cm" svg:y="6.461cm">
          <text:p text:style-name="P15"><text:span text:style-name="T3"/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8" draw:id="id8" draw:layer="layout" svg:width="10.668cm" svg:height="3.048cm" svg:x="20.177cm" svg:y="7.223cm">
          <text:p text:style-name="P12"><text:span text:style-name="T3">+ StartSort()</text:span></text:p>
          <text:p text:style-name="P12"><text:span text:style-name="T3">+ StopSort()</text:span><text:span text:style-name="T3"><text:line-break/></text:span><text:span text:style-name="T3">+ SetValues(Values:SortValuesInterface)</text:span><text:span text:style-name="T3"><text:line-break/></text:span><text:span text:style-name="T3">+ SetSortAlgorythm(SortAlgo:SortAlgorythmInterfac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7.747cm" svg:height="3.302cm" svg:x="20.558cm" svg:y="13.192cm">
          <text:p text:style-name="P15"><text:span text:style-name="T4">+ Values:SortValuesInterface</text:span><text:span text:style-name="T4"><text:line-break/></text:span><text:span text:style-name="T4">+ ValueView:ValueViewInterface</text:span><text:span text:style-name="T4"><text:line-break/></text:span><text:span text:style-name="T4">+ StatisticsView:StatisticsViewInterface</text:span><text:span text:style-name="T4"><text:line-break/></text:span><text:span text:style-name="T3">+ SortAlgo:SortAlgorythmInterface</text:span></text:p>
          <text:p text:style-name="P15"><text:span text:style-name="T3"/></text:p>
          <text:p text:style-name="P15"><text:span text:style-name="T3">- SortWorker:Backgroundwork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7.747cm" svg:height="1.651cm" svg:x="20.558cm" svg:y="16.494cm">
          <text:p/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22.717cm" svg:y1="4.175cm" svg:x2="25.511cm" svg:y2="5.318cm" draw:start-shape="id13" draw:start-glue-point="1" draw:end-shape="id14" draw:end-glue-point="0" svg:d="M22717 4175h2794v1143" svg:viewBox="0 0 2795 1144">
          <text:p/>
        </draw:connector>
        <draw:connector draw:style-name="gr29" draw:text-style-name="P11" draw:layer="layout" svg:x1="38.054cm" svg:y1="1.252cm" svg:x2="40.116cm" svg:y2="2.186cm" svg:d="M38054 1252h1031v934h1031" svg:viewBox="0 0 2063 935">
          <text:p text:style-name="P16">Implements Interface</text:p>
        </draw:connector>
        <draw:connector draw:style-name="gr30" draw:text-style-name="P11" draw:layer="layout" svg:x1="38.077cm" svg:y1="2.595cm" svg:x2="40.023cm" svg:y2="3.509cm" svg:d="M38077 2595h973v914h973" svg:viewBox="0 0 1947 915">
          <text:p text:style-name="P17"><text:span text:style-name="T5">Uses n..1</text:span></text:p>
        </draw:connector>
        <draw:connector draw:style-name="gr31" draw:text-style-name="P11" draw:layer="layout" svg:x1="38.077cm" svg:y1="4.151cm" svg:x2="40.003cm" svg:y2="5.318cm" svg:d="M38077 4151h963v1167h963" svg:viewBox="0 0 1927 1168">
          <text:p text:style-name="P18"><text:span text:style-name="T5">Extends Class</text:span></text:p>
        </draw:connector>
        <draw:custom-shape draw:style-name="gr32" draw:text-style-name="P13" draw:layer="layout" svg:width="8.509cm" svg:height="0.762cm" svg:x="30.591cm" svg:y="13.0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xml:id="id2" draw:id="id2" draw:layer="layout" svg:width="8.509cm" svg:height="1.778cm" svg:x="30.591cm" svg:y="16.875cm">
          <text:p text:style-name="P12"><text:span text:style-name="T3">+ SetValues(Values:SortValuesInterface)</text:span></text:p>
          <text:p text:style-name="P12"><text:span text:style-name="T3">+ DoSortStep()</text:span></text:p>
          <text:p text:style-name="P12"><text:span text:style-name="T3">+ DoSort()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8.509cm" svg:height="3.048cm" svg:x="30.591cm" svg:y="13.827cm">
          <text:p text:style-name="P19">Signals</text:p>
          <text:p text:style-name="P12"><text:line-break/>+ ValueChanged(StepNumber:Integer)<text:line-break/>+ SortFinish(TotalSteps:Integer)</text:p>
          <draw:enhanced-geometry svg:viewBox="0 0 21600 21600" draw:type="rectangle" draw:enhanced-path="M 0 0 L 21600 0 21600 21600 0 21600 0 0 Z N"/>
        </draw:custom-shape>
        <draw:custom-shape draw:style-name="gr35" draw:text-style-name="P7" xml:id="id4" draw:id="id4" draw:layer="layout" svg:width="8.636cm" svg:height="1.143cm" svg:x="8.493cm" svg:y="14.716cm">
          <text:p text:style-name="P6"><text:span text:style-name="T1">&lt;&lt;INTERFACE&gt;&gt;</text:span></text:p>
          <text:p text:style-name="P6"><text:span text:style-name="T2">StatisticsView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8.636cm" svg:height="0.762cm" svg:x="8.493cm" svg:y="15.8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8.636cm" svg:height="1.778cm" svg:x="8.493cm" svg:y="16.621cm">
          <text:p text:style-name="P12"><text:span text:style-name="T3">+ ShowStatistics(Stats:StatisticsInterface)</text:span><text:span text:style-name="T3"><text:line-break/></text:span><text:span text:style-name="T3">+ ResetView()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xml:id="id15" draw:id="id15" draw:layer="layout" svg:width="5.969cm" svg:height="4.953cm" svg:x="3.032cm" svg:y="7.35cm">
          <text:p text:style-name="P1"><text:span text:style-name="T1">cls_StatisticsView</text:span></text:p>
          <draw:enhanced-geometry svg:viewBox="0 0 21600 21600" draw:type="rectangle" draw:enhanced-path="M 0 0 L 21600 0 21600 21600 0 21600 0 0 Z N"/>
        </draw:custom-shape>
        <draw:connector draw:style-name="gr17" draw:text-style-name="P10" draw:layer="layout" svg:x1="6.016cm" svg:y1="12.303cm" svg:x2="8.493cm" svg:y2="15.287cm" draw:start-shape="id15" draw:start-glue-point="2" draw:end-shape="id4" draw:end-glue-point="3" svg:d="M6016 12303v2984h2477" svg:viewBox="0 0 2478 2985">
          <text:p/>
        </draw:connector>
        <draw:connector draw:style-name="gr16" draw:text-style-name="P10" draw:layer="layout" draw:line-skew="0.762cm" svg:x1="20.559cm" svg:y1="12.937cm" svg:x2="17.002cm" svg:y2="19.605cm" draw:start-shape="id3" draw:start-glue-point="5" draw:end-shape="id10" draw:end-glue-point="1" svg:d="M20559 12937h-1017v6668h-2540" svg:viewBox="0 0 3558 666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Triangle_20_unfilled" draw:display-name="Triangle unfilled" svg:viewBox="0 0 3000 3000" svg:d="M1500 0l1500 3000h-3000zM1500 447l-1176 2353h2353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6.2$Windows_X86_64 LibreOffice_project/144abb84a525d8e30c9dbbefa69cbbf2d8d4ae3b</meta:generator>
    <dc:date>2021-10-04T21:55:06.189000000</dc:date>
    <meta:editing-duration>PT1H16M32S</meta:editing-duration>
    <meta:editing-cycles>20</meta:editing-cycles>
    <meta:document-statistic meta:object-count="51"/>
  </office:meta>
</office:document-meta>
</file>